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44935">
            <text:p>AA-44935</text:p>
          </table:table-cell>
          <table:table-cell office:value-type="float" office:value="56.88">
            <text:p>56.88</text:p>
          </table:table-cell>
          <table:table-cell office:value-type="float" office:value="-5.88">
            <text:p>-5.88</text:p>
          </table:table-cell>
          <table:table-cell office:value-type="float" office:value="13230.0">
            <text:p>13230.0</text:p>
          </table:table-cell>
          <table:table-cell office:value-type="float" office:value="110.0">
            <text:p>11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6.62">
            <text:p>16.6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092">
            <text:p>AA-28092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0980.0">
            <text:p>10980.0</text:p>
          </table:table-cell>
          <table:table-cell office:value-type="float" office:value="85.0">
            <text:p>8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12">
            <text:p>8.1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3,ShennanEtal2018">
            <text:p>ShennanEtal1993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46">
            <text:p>AA-22346</text:p>
          </table:table-cell>
          <table:table-cell office:value-type="float" office:value="56.89">
            <text:p>56.89</text:p>
          </table:table-cell>
          <table:table-cell office:value-type="float" office:value="-5.86">
            <text:p>-5.86</text:p>
          </table:table-cell>
          <table:table-cell office:value-type="float" office:value="12630.0">
            <text:p>12630.0</text:p>
          </table:table-cell>
          <table:table-cell office:value-type="float" office:value="95.0">
            <text:p>9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1.62">
            <text:p>21.6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094">
            <text:p>AA-28094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2730.0">
            <text:p>12730.0</text:p>
          </table:table-cell>
          <table:table-cell office:value-type="float" office:value="85.0">
            <text:p>8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5.12">
            <text:p>15.1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6a,ShennanEtal2018">
            <text:p>ShennanEtal1996a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Beta-91304">
            <text:p>Beta-91304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2670.0">
            <text:p>267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2">
            <text:p>2.8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096">
            <text:p>AA-28096</text:p>
          </table:table-cell>
          <table:table-cell office:value-type="float" office:value="56.91">
            <text:p>56.91</text:p>
          </table:table-cell>
          <table:table-cell office:value-type="float" office:value="-5.83">
            <text:p>-5.83</text:p>
          </table:table-cell>
          <table:table-cell office:value-type="float" office:value="10250.0">
            <text:p>1025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2">
            <text:p>4.0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097">
            <text:p>AA-28097</text:p>
          </table:table-cell>
          <table:table-cell office:value-type="float" office:value="56.91">
            <text:p>56.91</text:p>
          </table:table-cell>
          <table:table-cell office:value-type="float" office:value="-5.83">
            <text:p>-5.83</text:p>
          </table:table-cell>
          <table:table-cell office:value-type="float" office:value="8925.0">
            <text:p>8925.0</text:p>
          </table:table-cell>
          <table:table-cell office:value-type="float" office:value="65.0">
            <text:p>6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2">
            <text:p>4.0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099">
            <text:p>AA-28099</text:p>
          </table:table-cell>
          <table:table-cell office:value-type="float" office:value="56.93">
            <text:p>56.93</text:p>
          </table:table-cell>
          <table:table-cell office:value-type="float" office:value="-5.84">
            <text:p>-5.84</text:p>
          </table:table-cell>
          <table:table-cell office:value-type="float" office:value="4245.0">
            <text:p>4245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12">
            <text:p>5.1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Beta-91305">
            <text:p>Beta-91305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4760.0">
            <text:p>476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82">
            <text:p>5.8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093">
            <text:p>AA-28093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2605.0">
            <text:p>12605.0</text:p>
          </table:table-cell>
          <table:table-cell office:value-type="float" office:value="85.0">
            <text:p>8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6.62">
            <text:p>16.6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3,ShennanEtal2018">
            <text:p>ShennanEtal1993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08">
            <text:p>AA-54108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5210.0">
            <text:p>5210.0</text:p>
          </table:table-cell>
          <table:table-cell office:value-type="float" office:value="66.0">
            <text:p>6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59">
            <text:p>6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103">
            <text:p>AA-28103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7820.0">
            <text:p>782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97">
            <text:p>6.9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3,ShennanEtal2018">
            <text:p>ShennanEtal1993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44">
            <text:p>AA-22344</text:p>
          </table:table-cell>
          <table:table-cell office:value-type="float" office:value="56.9">
            <text:p>56.9</text:p>
          </table:table-cell>
          <table:table-cell office:value-type="float" office:value="-5.81">
            <text:p>-5.81</text:p>
          </table:table-cell>
          <table:table-cell office:value-type="float" office:value="13320.0">
            <text:p>13320.0</text:p>
          </table:table-cell>
          <table:table-cell office:value-type="float" office:value="100.0">
            <text:p>10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2.22">
            <text:p>32.2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13">
            <text:p>AA-54113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5771.0">
            <text:p>5771.0</text:p>
          </table:table-cell>
          <table:table-cell office:value-type="float" office:value="47.0">
            <text:p>4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54">
            <text:p>6.5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43">
            <text:p>AA-22343</text:p>
          </table:table-cell>
          <table:table-cell office:value-type="float" office:value="56.89">
            <text:p>56.89</text:p>
          </table:table-cell>
          <table:table-cell office:value-type="float" office:value="-5.83">
            <text:p>-5.83</text:p>
          </table:table-cell>
          <table:table-cell office:value-type="float" office:value="13280.0">
            <text:p>13280.0</text:p>
          </table:table-cell>
          <table:table-cell office:value-type="float" office:value="110.0">
            <text:p>11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4.1">
            <text:p>34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12">
            <text:p>AA-54112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6499.0">
            <text:p>6499.0</text:p>
          </table:table-cell>
          <table:table-cell office:value-type="float" office:value="47.0">
            <text:p>4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46">
            <text:p>6.4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11">
            <text:p>AA-54111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6786.0">
            <text:p>6786.0</text:p>
          </table:table-cell>
          <table:table-cell office:value-type="float" office:value="49.0">
            <text:p>4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73">
            <text:p>6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10">
            <text:p>AA-54110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6836.0">
            <text:p>6836.0</text:p>
          </table:table-cell>
          <table:table-cell office:value-type="float" office:value="59.0">
            <text:p>5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59">
            <text:p>6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42">
            <text:p>AA-22342</text:p>
          </table:table-cell>
          <table:table-cell office:value-type="float" office:value="56.9">
            <text:p>56.9</text:p>
          </table:table-cell>
          <table:table-cell office:value-type="float" office:value="-5.82">
            <text:p>-5.82</text:p>
          </table:table-cell>
          <table:table-cell office:value-type="float" office:value="12890.0">
            <text:p>12890.0</text:p>
          </table:table-cell>
          <table:table-cell office:value-type="float" office:value="100.0">
            <text:p>10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0.72">
            <text:p>20.7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UERC-3009">
            <text:p>SUERC-3009</text:p>
          </table:table-cell>
          <table:table-cell office:value-type="float" office:value="56.88">
            <text:p>56.88</text:p>
          </table:table-cell>
          <table:table-cell office:value-type="float" office:value="-5.87">
            <text:p>-5.87</text:p>
          </table:table-cell>
          <table:table-cell office:value-type="float" office:value="13400.0">
            <text:p>13400.0</text:p>
          </table:table-cell>
          <table:table-cell office:value-type="float" office:value="108.0">
            <text:p>108.0</text:p>
          </table:table-cell>
          <table:table-cell office:value-type="string" office:value="stromatolites">
            <text:p>stromatolite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35.92">
            <text:p>35.92</text:p>
          </table:table-cell>
          <table:table-cell office:value-type="float" office:value="1.12">
            <text:p>1.12</text:p>
          </table:table-cell>
          <table:table-cell office:value-type="float" office:value="1.12">
            <text:p>1.12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41">
            <text:p>AA-22341</text:p>
          </table:table-cell>
          <table:table-cell office:value-type="float" office:value="56.9">
            <text:p>56.9</text:p>
          </table:table-cell>
          <table:table-cell office:value-type="float" office:value="-5.82">
            <text:p>-5.82</text:p>
          </table:table-cell>
          <table:table-cell office:value-type="float" office:value="13080.0">
            <text:p>13080.0</text:p>
          </table:table-cell>
          <table:table-cell office:value-type="float" office:value="100.0">
            <text:p>10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9.18">
            <text:p>19.1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39">
            <text:p>AA-22339</text:p>
          </table:table-cell>
          <table:table-cell office:value-type="float" office:value="56.89">
            <text:p>56.89</text:p>
          </table:table-cell>
          <table:table-cell office:value-type="float" office:value="-5.87">
            <text:p>-5.87</text:p>
          </table:table-cell>
          <table:table-cell office:value-type="float" office:value="12390.0">
            <text:p>12390.0</text:p>
          </table:table-cell>
          <table:table-cell office:value-type="float" office:value="85.0">
            <text:p>8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4.32">
            <text:p>14.3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06">
            <text:p>AA-54106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7390.0">
            <text:p>7390.0</text:p>
          </table:table-cell>
          <table:table-cell office:value-type="float" office:value="64.0">
            <text:p>64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67">
            <text:p>6.6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07">
            <text:p>AA-54107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5149.0">
            <text:p>5149.0</text:p>
          </table:table-cell>
          <table:table-cell office:value-type="float" office:value="56.0">
            <text:p>5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74">
            <text:p>6.7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09">
            <text:p>AA-54109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7160.0">
            <text:p>716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23">
            <text:p>6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45">
            <text:p>AA-22345</text:p>
          </table:table-cell>
          <table:table-cell office:value-type="float" office:value="56.89">
            <text:p>56.89</text:p>
          </table:table-cell>
          <table:table-cell office:value-type="float" office:value="-5.87">
            <text:p>-5.87</text:p>
          </table:table-cell>
          <table:table-cell office:value-type="float" office:value="12750.0">
            <text:p>12750.0</text:p>
          </table:table-cell>
          <table:table-cell office:value-type="float" office:value="95.0">
            <text:p>9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0.82">
            <text:p>30.8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100">
            <text:p>AA-28100</text:p>
          </table:table-cell>
          <table:table-cell office:value-type="float" office:value="56.93">
            <text:p>56.93</text:p>
          </table:table-cell>
          <table:table-cell office:value-type="float" office:value="-5.84">
            <text:p>-5.84</text:p>
          </table:table-cell>
          <table:table-cell office:value-type="float" office:value="8115.0">
            <text:p>8115.0</text:p>
          </table:table-cell>
          <table:table-cell office:value-type="float" office:value="75.0">
            <text:p>7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37">
            <text:p>5.3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6a,ShennanEtal2018">
            <text:p>ShennanEtal1996a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5487">
            <text:p>SRR-5487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3350.0">
            <text:p>335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2">
            <text:p>3.6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Beta-91307">
            <text:p>Beta-91307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10290.0">
            <text:p>1029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2">
            <text:p>3.62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6A">
            <text:p>SRR-366A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1390.0">
            <text:p>11390.0</text:p>
          </table:table-cell>
          <table:table-cell office:value-type="float" office:value="120.0">
            <text:p>1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18">
            <text:p>0.18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5B">
            <text:p>SRR-365B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1730.0">
            <text:p>11730.0</text:p>
          </table:table-cell>
          <table:table-cell office:value-type="float" office:value="140.0">
            <text:p>1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13">
            <text:p>0.13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5A">
            <text:p>SRR-365A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2110.0">
            <text:p>1211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13">
            <text:p>0.13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4B">
            <text:p>SRR-364B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1390.0">
            <text:p>1139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18">
            <text:p>0.18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4A">
            <text:p>SRR-364A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1690.0">
            <text:p>1169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18">
            <text:p>0.18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55">
            <text:p>SRR-4855</text:p>
          </table:table-cell>
          <table:table-cell office:value-type="float" office:value="56.93">
            <text:p>56.93</text:p>
          </table:table-cell>
          <table:table-cell office:value-type="float" office:value="-5.83">
            <text:p>-5.83</text:p>
          </table:table-cell>
          <table:table-cell office:value-type="float" office:value="2565.0">
            <text:p>25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45">
            <text:p>4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56">
            <text:p>SRR-4856</text:p>
          </table:table-cell>
          <table:table-cell office:value-type="float" office:value="56.93">
            <text:p>56.93</text:p>
          </table:table-cell>
          <table:table-cell office:value-type="float" office:value="-5.83">
            <text:p>-5.83</text:p>
          </table:table-cell>
          <table:table-cell office:value-type="float" office:value="3005.0">
            <text:p>300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5,ShennanEtal2018">
            <text:p>ShennanEtal199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5489">
            <text:p>SRR-5489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9005.0">
            <text:p>9005.0</text:p>
          </table:table-cell>
          <table:table-cell office:value-type="float" office:value="55.0">
            <text:p>5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02">
            <text:p>3.02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65">
            <text:p>SRR-4865</text:p>
          </table:table-cell>
          <table:table-cell office:value-type="float" office:value="56.9">
            <text:p>56.9</text:p>
          </table:table-cell>
          <table:table-cell office:value-type="float" office:value="-5.84">
            <text:p>-5.84</text:p>
          </table:table-cell>
          <table:table-cell office:value-type="float" office:value="10500.0">
            <text:p>10500.0</text:p>
          </table:table-cell>
          <table:table-cell office:value-type="float" office:value="90.0">
            <text:p>9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34">
            <text:p>5.3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4,ShennanEtal1996,ShennanEtal2018">
            <text:p>ShennanEtal1994,ShennanEtal1996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64">
            <text:p>SRR-4864</text:p>
          </table:table-cell>
          <table:table-cell office:value-type="float" office:value="56.9">
            <text:p>56.9</text:p>
          </table:table-cell>
          <table:table-cell office:value-type="float" office:value="-5.84">
            <text:p>-5.84</text:p>
          </table:table-cell>
          <table:table-cell office:value-type="float" office:value="8310.0">
            <text:p>8310.0</text:p>
          </table:table-cell>
          <table:table-cell office:value-type="float" office:value="45.0">
            <text:p>4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09">
            <text:p>5.09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63">
            <text:p>SRR-4863</text:p>
          </table:table-cell>
          <table:table-cell office:value-type="float" office:value="56.9">
            <text:p>56.9</text:p>
          </table:table-cell>
          <table:table-cell office:value-type="float" office:value="-5.84">
            <text:p>-5.84</text:p>
          </table:table-cell>
          <table:table-cell office:value-type="float" office:value="6630.0">
            <text:p>663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69">
            <text:p>5.6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61">
            <text:p>SRR-4861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0785.0">
            <text:p>10785.0</text:p>
          </table:table-cell>
          <table:table-cell office:value-type="float" office:value="75.0">
            <text:p>7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92">
            <text:p>6.9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3,ShennanEtal2018">
            <text:p>ShennanEtal1993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60">
            <text:p>SRR-4860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0145.0">
            <text:p>10145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92">
            <text:p>6.9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3,ShennanEtal2018">
            <text:p>ShennanEtal1993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Beta-174063">
            <text:p>Beta-174063</text:p>
          </table:table-cell>
          <table:table-cell office:value-type="float" office:value="56.92">
            <text:p>56.92</text:p>
          </table:table-cell>
          <table:table-cell office:value-type="float" office:value="-5.84">
            <text:p>-5.84</text:p>
          </table:table-cell>
          <table:table-cell office:value-type="float" office:value="12650.0">
            <text:p>1265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0.12">
            <text:p>40.12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Beta-174064">
            <text:p>Beta-174064</text:p>
          </table:table-cell>
          <table:table-cell office:value-type="float" office:value="56.93">
            <text:p>56.93</text:p>
          </table:table-cell>
          <table:table-cell office:value-type="float" office:value="-5.83">
            <text:p>-5.83</text:p>
          </table:table-cell>
          <table:table-cell office:value-type="float" office:value="12680.0">
            <text:p>1268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9.5">
            <text:p>59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6B">
            <text:p>SRR-366B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1690.0">
            <text:p>1169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18">
            <text:p>0.18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59">
            <text:p>SRR-4859</text:p>
          </table:table-cell>
          <table:table-cell office:value-type="float" office:value="56.96">
            <text:p>56.96</text:p>
          </table:table-cell>
          <table:table-cell office:value-type="float" office:value="-5.83">
            <text:p>-5.83</text:p>
          </table:table-cell>
          <table:table-cell office:value-type="float" office:value="5805.0">
            <text:p>580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45">
            <text:p>6.4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1995,ShennanEtal2018">
            <text:p>ShennanEtal199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7">
            <text:p>SRR-367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2490.0">
            <text:p>12490.0</text:p>
          </table:table-cell>
          <table:table-cell office:value-type="float" office:value="190.0">
            <text:p>1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3">
            <text:p>0.03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8A">
            <text:p>SRR-368A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3620.0">
            <text:p>13620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27">
            <text:p>-0.27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5488">
            <text:p>SRR-5488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8790.0">
            <text:p>879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2">
            <text:p>3.62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Beta-91306">
            <text:p>Beta-91306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5690.0">
            <text:p>569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32">
            <text:p>6.3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5169">
            <text:p>SRR-5169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1894.0">
            <text:p>11894.0</text:p>
          </table:table-cell>
          <table:table-cell office:value-type="float" office:value="65.0">
            <text:p>6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5.12">
            <text:p>15.1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6,ShennanEtal2018">
            <text:p>ShennanEtal1996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5168">
            <text:p>SRR-5168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1895.0">
            <text:p>11895.0</text:p>
          </table:table-cell>
          <table:table-cell office:value-type="float" office:value="95.0">
            <text:p>9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5.12">
            <text:p>15.1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6,ShennanEtal2018">
            <text:p>ShennanEtal1996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740">
            <text:p>SRR-4740</text:p>
          </table:table-cell>
          <table:table-cell office:value-type="float" office:value="56.9">
            <text:p>56.9</text:p>
          </table:table-cell>
          <table:table-cell office:value-type="float" office:value="-5.84">
            <text:p>-5.84</text:p>
          </table:table-cell>
          <table:table-cell office:value-type="float" office:value="3600.0">
            <text:p>360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1">
            <text:p>3.91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95">
            <text:p>SRR-4895</text:p>
          </table:table-cell>
          <table:table-cell office:value-type="float" office:value="56.93">
            <text:p>56.93</text:p>
          </table:table-cell>
          <table:table-cell office:value-type="float" office:value="-5.83">
            <text:p>-5.83</text:p>
          </table:table-cell>
          <table:table-cell office:value-type="float" office:value="4640.0">
            <text:p>46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3">
            <text:p>6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5,ShennanEtal2018">
            <text:p>ShennanEtal199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737">
            <text:p>SRR-4737</text:p>
          </table:table-cell>
          <table:table-cell office:value-type="float" office:value="56.91">
            <text:p>56.91</text:p>
          </table:table-cell>
          <table:table-cell office:value-type="float" office:value="-5.83">
            <text:p>-5.83</text:p>
          </table:table-cell>
          <table:table-cell office:value-type="float" office:value="3440.0">
            <text:p>344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2">
            <text:p>3.62</text:p>
          </table:table-cell>
          <table:table-cell office:value-type="float" office:value="0.57">
            <text:p>0.57</text:p>
          </table:table-cell>
          <table:table-cell office:value-type="float" office:value="0.57">
            <text:p>0.57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738">
            <text:p>SRR-4738</text:p>
          </table:table-cell>
          <table:table-cell office:value-type="float" office:value="56.9">
            <text:p>56.9</text:p>
          </table:table-cell>
          <table:table-cell office:value-type="float" office:value="-5.83">
            <text:p>-5.83</text:p>
          </table:table-cell>
          <table:table-cell office:value-type="float" office:value="3745.0">
            <text:p>3745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2">
            <text:p>4.02</text:p>
          </table:table-cell>
          <table:table-cell office:value-type="float" office:value="0.57">
            <text:p>0.57</text:p>
          </table:table-cell>
          <table:table-cell office:value-type="float" office:value="0.57">
            <text:p>0.57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UB-4031">
            <text:p>UB-4031</text:p>
          </table:table-cell>
          <table:table-cell office:value-type="float" office:value="56.92">
            <text:p>56.92</text:p>
          </table:table-cell>
          <table:table-cell office:value-type="float" office:value="-5.88">
            <text:p>-5.88</text:p>
          </table:table-cell>
          <table:table-cell office:value-type="float" office:value="7270.0">
            <text:p>72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41">
            <text:p>5.4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9B">
            <text:p>SRR-369B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2650.0">
            <text:p>1265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92">
            <text:p>-0.92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9A">
            <text:p>SRR-369A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3140.0">
            <text:p>13140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92">
            <text:p>-0.92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96">
            <text:p>SRR-4896</text:p>
          </table:table-cell>
          <table:table-cell office:value-type="float" office:value="56.93">
            <text:p>56.93</text:p>
          </table:table-cell>
          <table:table-cell office:value-type="float" office:value="-5.83">
            <text:p>-5.83</text:p>
          </table:table-cell>
          <table:table-cell office:value-type="float" office:value="6625.0">
            <text:p>662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43">
            <text:p>6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5,ShennanEtal2018">
            <text:p>ShennanEtal199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8B">
            <text:p>SRR-368B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3190.0">
            <text:p>13190.0</text:p>
          </table:table-cell>
          <table:table-cell office:value-type="float" office:value="85.0">
            <text:p>8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27">
            <text:p>-0.27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58">
            <text:p>SRR-4858</text:p>
          </table:table-cell>
          <table:table-cell office:value-type="float" office:value="56.96">
            <text:p>56.96</text:p>
          </table:table-cell>
          <table:table-cell office:value-type="float" office:value="-5.83">
            <text:p>-5.83</text:p>
          </table:table-cell>
          <table:table-cell office:value-type="float" office:value="5285.0">
            <text:p>528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23">
            <text:p>6.2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1995,ShennanEtal2018">
            <text:p>ShennanEtal199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